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ddd" officeooo:paragraph-rsid="0003bddd"/>
    </style:style>
    <style:style style:name="P2" style:family="paragraph" style:parent-style-name="Standard">
      <style:text-properties officeooo:rsid="0005599a" officeooo:paragraph-rsid="00055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ALS:</text:p>
      <text:p text:style-name="P1">Rock Paper Scissors game</text:p>
      <text:p text:style-name="P1"/>
      <text:p text:style-name="P1">Get input from the user </text:p>
      <text:p text:style-name="P1">User plays against computer for best of 3</text:p>
      <text:p text:style-name="P1">Random answer generator for the computer</text:p>
      <text:p text:style-name="P1">If statement for the 3 rules of the game:</text:p>
      <text:p text:style-name="P1"><text:tab/>rock beats scissors</text:p>
      <text:p text:style-name="P1"><text:tab/>paper beats rock</text:p>
      <text:p text:style-name="P1"><text:tab/>scissors beats paper</text:p>
      <text:p text:style-name="P1">returns the winner!</text:p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13:22:23.013000000</meta:creation-date>
    <meta:generator>LibreOffice/24.8.2.1$Windows_X86_64 LibreOffice_project/0f794b6e29741098670a3b95d60478a65d05ef13</meta:generator>
    <dc:date>2024-10-31T14:08:35.669000000</dc:date>
    <meta:editing-duration>PT46M24S</meta:editing-duration>
    <meta:editing-cycles>2</meta:editing-cycles>
    <meta:document-statistic meta:table-count="0" meta:image-count="0" meta:object-count="0" meta:page-count="1" meta:paragraph-count="10" meta:word-count="45" meta:character-count="253" meta:non-whitespace-character-count="214"/>
  </office:meta>
</office:document-meta>
</file>